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Paragraphedeliste" style:list-style-name="LFO1" style:family="paragraph"/>
    <style:style style:name="P13" style:parent-style-name="Paragraphedeliste" style:list-style-name="LFO1" style:family="paragraph"/>
    <style:style style:name="P14" style:parent-style-name="Paragraphedeliste" style:list-style-name="LFO1" style:family="paragraph"/>
    <style:style style:name="P15" style:parent-style-name="Paragraphedeliste" style:list-style-name="LFO1" style:family="paragraph"/>
    <style:style style:name="P16" style:parent-style-name="Paragraphedeliste" style:list-style-name="LFO1" style:family="paragraph"/>
    <style:style style:name="P17" style:parent-style-name="Paragraphedeliste" style:list-style-name="LFO1" style:family="paragraph"/>
    <style:style style:name="P18" style:parent-style-name="Paragraphedeliste" style:list-style-name="LFO1" style:family="paragraph"/>
    <style:style style:name="P19" style:parent-style-name="Paragraphedeliste" style:list-style-name="LFO1" style:family="paragraph"/>
    <style:style style:name="P20" style:parent-style-name="Paragraphedeliste" style:list-style-name="LFO1" style:family="paragraph"/>
    <style:style style:name="P21" style:parent-style-name="Paragraphedeliste" style:list-style-name="LFO1" style:family="paragraph"/>
  </office:automatic-styles>
  <office:body>
    <office:text text:use-soft-page-breaks="true">
      <text:p text:style-name="P1">SocioSphere est un réseau social qui permet de partager des photos. Le réseau social comporte plusieurs pages :</text:p>
      <text:list text:style-name="LFO1" text:continue-numbering="true">
        <text:list-item>
          <text:p text:style-name="P2">Une page profil : contenant toutes les publications de l’utilisateur, sa photo de profil ainsi que le nombre d’abonnés et d’abonnement. L’utilisateur peut également publier du contenu depuis la page.</text:p>
        </text:list-item>
      </text:list>
      <text:p text:style-name="Paragraphedeliste"/>
      <text:list text:style-name="LFO1" text:continue-numbering="true">
        <text:list-item>
          <text:p text:style-name="P3">Un fil d’actualité : contenant toutes les publications des utilisateurs dont il est abonné.</text:p>
        </text:list-item>
      </text:list>
      <text:p text:style-name="Paragraphedeliste"/>
      <text:list text:style-name="LFO1" text:continue-numbering="true">
        <text:list-item>
          <text:p text:style-name="P4">Une page réglage : avec des liens vers plusieurs pages qui permettent :<text:s/></text:p>
        </text:list-item>
      </text:list>
      <text:p text:style-name="Paragraphedeliste"/>
      <text:list text:style-name="LFO1" text:continue-numbering="true">
        <text:list-item>
          <text:list>
            <text:list-item>
              <text:p text:style-name="P5">De changer de pseudo.</text:p>
            </text:list-item>
            <text:list-item>
              <text:p text:style-name="P6">De changer de mot de passe.</text:p>
            </text:list-item>
            <text:list-item>
              <text:p text:style-name="P7">De changer de mot de passe.</text:p>
            </text:list-item>
            <text:list-item>
              <text:p text:style-name="P8">De supprimer une publications.</text:p>
            </text:list-item>
            <text:list-item>
              <text:p text:style-name="P9">De desactiver le compte.</text:p>
            </text:list-item>
            <text:list-item>
              <text:p text:style-name="P10">Se deconnecté.</text:p>
            </text:list-item>
            <text:list-item>
              <text:p text:style-name="P11">De changer de photo de profil.</text:p>
            </text:list-item>
            <text:list-item>
              <text:p text:style-name="P12">Mais aussi pour les compte administrateurs : une page qui permet de supprimer une publication d’un utilisateur precis.</text:p>
            </text:list-item>
          </text:list>
        </text:list-item>
      </text:list>
      <text:p text:style-name="Paragraphedeliste"/>
      <text:list text:style-name="LFO1" text:continue-numbering="true">
        <text:list-item>
          <text:p text:style-name="P13">Une page recherche : l’utilisateur peut entrer le pseudo d’un autre utilisateur pour trouver son profil.</text:p>
        </text:list-item>
      </text:list>
      <text:p text:style-name="Paragraphedeliste"/>
      <text:list text:style-name="LFO1" text:continue-numbering="true">
        <text:list-item>
          <text:p text:style-name="P14">Une page inscription : l’utilisateur doit entrer une adresse-mail, un mot de passe, sa date de naissance, un pseudo. Ensuite pour completer son inscription, l’utilisateur doit choisir une question a laquelle il repondra, et cette reponse servira en cas de mot de passe oublié.</text:p>
        </text:list-item>
      </text:list>
      <text:p text:style-name="Paragraphedeliste"/>
      <text:list text:style-name="LFO1" text:continue-numbering="true">
        <text:list-item>
          <text:p text:style-name="P15">Une page de connexion : l’utilisateur doit entrer son adresse-mail et son mot de passe, en cas d’oublie il sera redirigé vers la page mot de passe oublié.</text:p>
        </text:list-item>
      </text:list>
      <text:p text:style-name="Paragraphedeliste"/>
      <text:list text:style-name="LFO1" text:continue-numbering="true">
        <text:list-item>
          <text:p text:style-name="P16">Une page mot de passe oublié : l’utilisateur doit répondre à la question qu’il avait choisi lors de son inscription.</text:p>
        </text:list-item>
      </text:list>
      <text:p text:style-name="Paragraphedeliste"/>
      <text:list text:style-name="LFO1" text:continue-numbering="true">
        <text:list-item>
          <text:p text:style-name="P17">Une page fil d’actualité : l’utilisateur connecté voit toutes les publications des utilisateurs auquel il est abonné. Quand il clique sur le titre d’une publications il est ridirigé vers le profil de la personne qui l’a publier.</text:p>
        </text:list-item>
      </text:list>
      <text:p text:style-name="Paragraphedeliste"/>
      <text:p text:style-name="Normal">Utilisation de la<text:s/>base de données SocioSphere:<text:s/></text:p>
      <text:list text:style-name="LFO1" text:continue-numbering="true">
        <text:list-item>
          <text:p text:style-name="P18">A l’inscription : <text:s/>dans chaque table on ajoute<text:s/>toutes les informations a leurs emplacement donc : le pseudo, l’email, la date de naissance et le mot de passe<text:s/>(encodé) dans user, le pseudo dans mdpo,<text:s/>puis on enregiste a la page question dans la table mdpo la question et la reponse entré dans le formulaire.</text:p>
        </text:list-item>
        <text:list-item>
          <text:p text:style-name="P19">Abonné/ desabonné : quand un user s’abonne a un autre on enregiste dans la base le pseudo de l’abonné (donc la personne qui est connecté) et l’abonnement qui lui corresponds (donc la personne a qui le user s’abonne).</text:p>
        </text:list-item>
        <text:list-item>
          <text:p text:style-name="P20">Publications : quand<text:s/>on publie<text:s/>une publication on enregiste dans la table le pseudo de la personne qui publie, le chemin de l’image, et son titre.</text:p>
        </text:list-item>
        <text:list-item>
          <text:p text:style-name="P21">Desactivation du compte : quand on<text:s/>desactive un compte tout les lignes dans toutes les tables<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enah MUSHTAQ</meta:initial-creator>
    <dc:creator>fethia benasin</dc:creator>
    <meta:creation-date>2023-05-07T13:18:00Z</meta:creation-date>
    <dc:date>2023-05-07T21:21:00Z</dc:date>
    <meta:template xlink:href="Normal.dotm" xlink:type="simple"/>
    <meta:editing-cycles>24</meta:editing-cycles>
    <meta:editing-duration>PT2520S</meta:editing-duration>
    <meta:document-statistic meta:page-count="2" meta:paragraph-count="4" meta:word-count="381" meta:character-count="2478" meta:row-count="17" meta:non-whitespace-character-count="2101"/>
  </office:meta>
</office:document-meta>
</file>